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1C000007390BB0822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opacity="0%" draw:opacity-name="" draw:textarea-horizontal-align="justify" draw:textarea-vertical-align="middle" draw:auto-grow-height="false" fo:min-height="1.518cm" fo:min-width="10.108cm" loext:decorative="false"/>
    </style:style>
    <style:style style:name="gr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6.208cm, 8.316cm, 6.398cm, 7.971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3cm" fo:min-width="0cm" loext:decorative="false"/>
      <style:paragraph-properties style:writing-mode="lr-tb"/>
    </style:style>
    <style:style style:name="pr1" style:family="presentation" style:parent-style-name="Padrão-title">
      <style:graphic-properties draw:textarea-vertical-align="middle" fo:min-height="2.629cm" loext:decorative="false"/>
      <style:paragraph-properties style:writing-mode="lr-tb"/>
    </style:style>
    <style:style style:name="pr2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Padrão-title">
      <style:graphic-properties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8" style:family="paragraph">
      <style:text-properties fo:font-size="26pt"/>
    </style:style>
    <style:style style:name="P9" style:family="paragraph">
      <loext:graphic-properties draw:fill="none" draw:fill-color="#ffffff"/>
      <style:text-properties fo:font-size="26pt"/>
    </style:style>
    <style:style style:name="P10" style:family="paragraph">
      <style:text-properties fo:font-size="66pt"/>
    </style:style>
    <style:style style:name="P11" style:family="paragraph">
      <loext:graphic-properties draw:fill="none" draw:fill-color="#ffffff"/>
      <style:text-properties fo:font-size="66pt"/>
    </style:style>
    <style:style style:name="P12" style:family="paragraph">
      <style:text-properties fo:font-size="200pt"/>
    </style:style>
    <style:style style:name="P13" style:family="paragraph">
      <loext:graphic-properties draw:fill="none" draw:fill-color="#ffffff"/>
      <style:text-properties fo:font-size="20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01cm" svg:y="6.371cm" presentation:class="title" presentation:user-transformed="true">
          <draw:text-box>
            <text:p>Gerente de Produçã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8.231cm" svg:height="18.353cm" svg:x="0cm" svg:y="-1cm" presentation:class="graphic" presentation:user-transformed="true">
          <draw:image xlink:href="Pictures/1000000000000B1C000007390BB0822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8.231cm" svg:height="18.353cm" svg:x="0cm" svg:y="-1cm" presentation:class="graphic" presentation:user-transformed="true">
          <draw:image xlink:href="Pictures/1000000000000B1C000007390BB08228.jpg" xlink:type="simple" xlink:show="embed" xlink:actuate="onLoad" draw:mime-type="image/jpeg">
            <text:p/>
          </draw:image>
        </draw:frame>
        <draw:frame draw:style-name="gr3" draw:text-style-name="P3" draw:layer="layout" svg:width="2.509cm" svg:height="0.962cm" svg:x="13.7cm" svg:y="11.4cm">
          <draw:text-box>
            <text:p>Pernas</text:p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8.231cm" svg:height="18.353cm" svg:x="0cm" svg:y="-1cm" presentation:class="graphic" presentation:user-transformed="true">
          <draw:image xlink:href="Pictures/1000000000000B1C000007390BB08228.jpg" xlink:type="simple" xlink:show="embed" xlink:actuate="onLoad" draw:mime-type="image/jpeg">
            <text:p/>
          </draw:image>
        </draw:frame>
        <draw:frame draw:style-name="gr3" draw:text-style-name="P3" draw:layer="layout" svg:width="2.509cm" svg:height="0.962cm" svg:x="13.7cm" svg:y="11.4cm">
          <draw:text-box>
            <text:p>Pernas</text:p>
          </draw:text-box>
        </draw:frame>
        <draw:line draw:style-name="gr4" draw:text-style-name="P4" draw:layer="layout" svg:x1="13.5cm" svg:y1="12cm" svg:x2="8.5cm" svg:y2="11cm">
          <text:p/>
        </draw:line>
        <draw:line draw:style-name="gr4" draw:text-style-name="P4" draw:layer="layout" svg:x1="16.009cm" svg:y1="11.5cm" svg:x2="18.5cm" svg:y2="9.5cm">
          <text:p/>
        </draw:line>
        <draw:line draw:style-name="gr4" draw:text-style-name="P4" draw:layer="layout" svg:x1="16.009cm" svg:y1="11.5cm" svg:x2="20cm" svg:y2="10cm">
          <text:p/>
        </draw:line>
        <draw:line draw:style-name="gr4" draw:text-style-name="P4" draw:layer="layout" svg:x1="13.5cm" svg:y1="12cm" svg:x2="9.5cm" svg:y2="11.5cm">
          <text:p/>
        </draw:lin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8.231cm" svg:height="18.353cm" svg:x="0cm" svg:y="-1cm" presentation:class="graphic" presentation:user-transformed="true">
          <draw:image xlink:href="Pictures/1000000000000B1C000007390BB08228.jpg" xlink:type="simple" xlink:show="embed" xlink:actuate="onLoad" draw:mime-type="image/jpeg">
            <text:p/>
          </draw:image>
        </draw:frame>
        <draw:frame draw:style-name="gr3" draw:text-style-name="P3" draw:layer="layout" svg:width="2.509cm" svg:height="0.962cm" svg:x="13.7cm" svg:y="11.4cm">
          <draw:text-box>
            <text:p>Pernas</text:p>
          </draw:text-box>
        </draw:frame>
        <draw:frame draw:style-name="gr3" draw:text-style-name="P3" draw:layer="layout" svg:width="2.403cm" svg:height="0.962cm" svg:x="13cm" svg:y="2.538cm">
          <draw:text-box>
            <text:p>Tampo</text:p>
          </draw:text-box>
        </draw:frame>
        <draw:line draw:style-name="gr4" draw:text-style-name="P4" draw:layer="layout" svg:x1="13.5cm" svg:y1="12cm" svg:x2="8.5cm" svg:y2="11cm">
          <text:p/>
        </draw:line>
        <draw:line draw:style-name="gr4" draw:text-style-name="P4" draw:layer="layout" svg:x1="16.009cm" svg:y1="11.5cm" svg:x2="18.5cm" svg:y2="9.5cm">
          <text:p/>
        </draw:line>
        <draw:line draw:style-name="gr4" draw:text-style-name="P4" draw:layer="layout" svg:x1="16.009cm" svg:y1="11.5cm" svg:x2="20cm" svg:y2="10cm">
          <text:p/>
        </draw:line>
        <draw:line draw:style-name="gr4" draw:text-style-name="P4" draw:layer="layout" svg:x1="13.5cm" svg:y1="12cm" svg:x2="9.5cm" svg:y2="11.5cm">
          <text:p/>
        </draw:lin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8.231cm" svg:height="18.353cm" svg:x="0cm" svg:y="-1cm" presentation:class="graphic" presentation:user-transformed="true">
          <draw:image xlink:href="Pictures/1000000000000B1C000007390BB08228.jpg" xlink:type="simple" xlink:show="embed" xlink:actuate="onLoad" draw:mime-type="image/jpeg">
            <text:p/>
          </draw:image>
        </draw:frame>
        <draw:frame draw:style-name="gr3" draw:text-style-name="P3" draw:layer="layout" svg:width="2.509cm" svg:height="0.962cm" svg:x="13.7cm" svg:y="11.4cm">
          <draw:text-box>
            <text:p>Pernas</text:p>
          </draw:text-box>
        </draw:frame>
        <draw:frame draw:style-name="gr3" draw:text-style-name="P3" draw:layer="layout" svg:width="2.403cm" svg:height="0.962cm" svg:x="13cm" svg:y="2.538cm">
          <draw:text-box>
            <text:p>Tampo</text:p>
          </draw:text-box>
        </draw:frame>
        <draw:frame draw:style-name="gr3" draw:text-style-name="P3" draw:layer="layout" svg:width="3.355cm" svg:height="0.962cm" svg:x="23cm" svg:y="4.038cm">
          <draw:text-box>
            <text:p>Parafusos</text:p>
          </draw:text-box>
        </draw:frame>
        <draw:line draw:style-name="gr4" draw:text-style-name="P4" draw:layer="layout" svg:x1="13.5cm" svg:y1="12cm" svg:x2="8.5cm" svg:y2="11cm">
          <text:p/>
        </draw:line>
        <draw:line draw:style-name="gr4" draw:text-style-name="P4" draw:layer="layout" svg:x1="16.009cm" svg:y1="11.5cm" svg:x2="18.5cm" svg:y2="9.5cm">
          <text:p/>
        </draw:line>
        <draw:line draw:style-name="gr4" draw:text-style-name="P4" draw:layer="layout" svg:x1="16.009cm" svg:y1="11.5cm" svg:x2="20cm" svg:y2="10cm">
          <text:p/>
        </draw:line>
        <draw:line draw:style-name="gr4" draw:text-style-name="P4" draw:layer="layout" svg:x1="13.5cm" svg:y1="12cm" svg:x2="9.5cm" svg:y2="11.5cm">
          <text:p/>
        </draw:lin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28.231cm" svg:height="18.353cm" svg:x="0cm" svg:y="-1cm" presentation:class="graphic" presentation:user-transformed="true">
          <draw:image xlink:href="Pictures/1000000000000B1C000007390BB08228.jpg" xlink:type="simple" xlink:show="embed" xlink:actuate="onLoad" draw:mime-type="image/jpeg">
            <text:p/>
          </draw:image>
        </draw:frame>
        <draw:frame draw:style-name="gr3" draw:text-style-name="P3" draw:layer="layout" svg:width="2.509cm" svg:height="0.962cm" svg:x="13.7cm" svg:y="11.4cm">
          <draw:text-box>
            <text:p>Pernas</text:p>
          </draw:text-box>
        </draw:frame>
        <draw:frame draw:style-name="gr3" draw:text-style-name="P3" draw:layer="layout" svg:width="2.403cm" svg:height="0.962cm" svg:x="13cm" svg:y="2.538cm">
          <draw:text-box>
            <text:p>Tampo</text:p>
          </draw:text-box>
        </draw:frame>
        <draw:frame draw:style-name="gr3" draw:text-style-name="P3" draw:layer="layout" svg:width="3.355cm" svg:height="0.962cm" svg:x="23cm" svg:y="4.038cm">
          <draw:text-box>
            <text:p>Parafusos</text:p>
          </draw:text-box>
        </draw:frame>
        <draw:line draw:style-name="gr4" draw:text-style-name="P4" draw:layer="layout" svg:x1="13.5cm" svg:y1="12cm" svg:x2="8.5cm" svg:y2="11cm">
          <text:p/>
        </draw:line>
        <draw:line draw:style-name="gr4" draw:text-style-name="P4" draw:layer="layout" svg:x1="16.009cm" svg:y1="11.5cm" svg:x2="18.5cm" svg:y2="9.5cm">
          <text:p/>
        </draw:line>
        <draw:line draw:style-name="gr4" draw:text-style-name="P4" draw:layer="layout" svg:x1="16.009cm" svg:y1="11.5cm" svg:x2="20cm" svg:y2="10cm">
          <text:p/>
        </draw:line>
        <draw:line draw:style-name="gr4" draw:text-style-name="P4" draw:layer="layout" svg:x1="13.5cm" svg:y1="12cm" svg:x2="9.5cm" svg:y2="11.5cm">
          <text:p/>
        </draw:line>
        <draw:custom-shape draw:style-name="gr5" draw:text-style-name="P5" draw:layer="layout" svg:width="15cm" svg:height="2.5cm" svg:x="6.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3cm" svg:y1="4.5cm" svg:x2="21.5cm" svg:y2="5cm">
          <text:p/>
        </draw:lin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draw:style-name="gr6" draw:text-style-name="P2" draw:layer="layout" svg:width="15.499cm" svg:height="8.499cm" svg:x="0.501cm" svg:y="3.501cm" presentation:class="graphic" presentation:user-transformed="true">
          <draw:image xlink:href="Pictures/1000000000000B1C000007390BB08228.jpg" xlink:type="simple" xlink:show="embed" xlink:actuate="onLoad" draw:mime-type="image/jpeg">
            <text:p/>
          </draw:image>
        </draw:frame>
        <draw:frame draw:style-name="gr3" draw:text-style-name="P3" draw:layer="layout" svg:width="8.096cm" svg:height="2.384cm" svg:x="18cm" svg:y="5.5cm">
          <draw:text-box>
            <text:p>Pernas: <text:s text:c="12"/>4 unidades</text:p>
            <text:p>Tampo: <text:tab/><text:tab/> <text:s text:c="5"/>1 unidade</text:p>
            <text:p>Parafusos: <text:s text:c="5"/>24 unidades</text:p>
          </draw:text-box>
        </draw:frame>
        <draw:frame draw:style-name="gr3" draw:text-style-name="P3" draw:layer="layout" svg:width="2.051cm" svg:height="0.962cm" svg:x="20.949cm" svg:y="3cm">
          <draw:text-box>
            <text:p>Mesa</text:p>
          </draw:text-box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draw:style-name="gr3" draw:text-style-name="P3" draw:layer="layout" svg:width="8.096cm" svg:height="2.384cm" svg:x="18cm" svg:y="5.5cm">
          <draw:text-box>
            <text:p>Pernas: <text:s text:c="12"/>4 unidades</text:p>
            <text:p>Tampo: <text:tab/><text:tab/> <text:s text:c="5"/>1 unidade</text:p>
            <text:p>Parafusos: <text:s text:c="5"/>24 unidades</text:p>
          </draw:text-box>
        </draw:frame>
        <draw:frame draw:style-name="gr7" draw:text-style-name="P7" draw:layer="layout" svg:width="5cm" svg:height="2.301cm" svg:x="7cm" svg:y="2.699cm">
          <draw:text-box>
            <text:p text:style-name="P2"><text:span text:style-name="T1">Estoque</text:span></text:p>
          </draw:text-box>
        </draw:frame>
        <draw:frame draw:style-name="gr3" draw:text-style-name="P3" draw:layer="layout" svg:width="8.096cm" svg:height="2.384cm" svg:x="18cm" svg:y="5.5cm">
          <draw:text-box>
            <text:p>Pernas: <text:s text:c="12"/>4 unidades</text:p>
            <text:p>Tampo: <text:tab/><text:tab/> <text:s text:c="5"/>1 unidade</text:p>
            <text:p>Parafusos: <text:s text:c="5"/>24 unidades</text:p>
          </draw:text-box>
        </draw:frame>
        <draw:frame draw:style-name="gr3" draw:text-style-name="P3" draw:layer="layout" svg:width="8.13cm" svg:height="2.384cm" svg:x="4.904cm" svg:y="5.5cm">
          <draw:text-box>
            <text:p>Pernas: <text:s text:c="14"/>1 unidade</text:p>
            <text:p>Tampo: <text:tab/><text:tab/> <text:s text:c="3"/>0 unidades</text:p>
            <text:p>Parafusos: <text:s text:c="7"/>2 unidades</text:p>
          </draw:text-box>
        </draw:frame>
        <draw:frame draw:style-name="gr3" draw:text-style-name="P3" draw:layer="layout" svg:width="2.051cm" svg:height="0.962cm" svg:x="20.95cm" svg:y="3cm">
          <draw:text-box>
            <text:p>Mesa</text:p>
          </draw:text-box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frame draw:style-name="gr3" draw:text-style-name="P3" draw:layer="layout" svg:width="8.096cm" svg:height="2.384cm" svg:x="14.904cm" svg:y="9.616cm">
          <draw:text-box>
            <text:p>Pernas: <text:s text:c="12"/>4 unidades</text:p>
            <text:p>Tampo: <text:tab/><text:tab/> <text:s text:c="5"/>1 unidade</text:p>
            <text:p>Parafusos: <text:s text:c="5"/>24 unidades</text:p>
          </draw:text-box>
        </draw:frame>
        <draw:frame draw:style-name="gr7" draw:text-style-name="P7" draw:layer="layout" svg:width="5cm" svg:height="2.301cm" svg:x="4.966cm" svg:y="3.116cm">
          <draw:text-box>
            <text:p text:style-name="P2"><text:span text:style-name="T1">Estoque</text:span></text:p>
          </draw:text-box>
        </draw:frame>
        <draw:frame draw:style-name="gr3" draw:text-style-name="P3" draw:layer="layout" svg:width="8.096cm" svg:height="2.384cm" svg:x="14.904cm" svg:y="9.616cm">
          <draw:text-box>
            <text:p>Pernas: <text:s text:c="12"/>4 unidades</text:p>
            <text:p>Tampo: <text:tab/><text:tab/> <text:s text:c="5"/>1 unidade</text:p>
            <text:p>Parafusos: <text:s text:c="5"/>24 unidades</text:p>
          </draw:text-box>
        </draw:frame>
        <draw:frame draw:style-name="gr3" draw:text-style-name="P3" draw:layer="layout" svg:width="8.13cm" svg:height="2.384cm" svg:x="2.87cm" svg:y="5.917cm">
          <draw:text-box>
            <text:p>Pernas: <text:s text:c="14"/>1 unidade</text:p>
            <text:p>Tampo: <text:tab/><text:tab/> <text:s text:c="3"/>0 unidades</text:p>
            <text:p>Parafusos: <text:s text:c="7"/>2 unidades</text:p>
          </draw:text-box>
        </draw:frame>
        <draw:frame draw:style-name="gr3" draw:text-style-name="P3" draw:layer="layout" svg:width="3.601cm" svg:height="0.962cm" svg:x="17cm" svg:y="8.038cm">
          <draw:text-box>
            <text:p>145 Mesas</text:p>
          </draw:text-box>
        </draw:frame>
        <draw:frame draw:style-name="gr7" draw:text-style-name="P3" draw:layer="layout" svg:width="4.471cm" svg:height="2.301cm" svg:x="17.029cm" svg:y="6.5cm">
          <draw:text-box>
            <text:p><text:span text:style-name="T1">Pedido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office:forms form:automatic-focus="false" form:apply-design-mode="false"/>
        <draw:frame draw:style-name="gr3" draw:text-style-name="P3" draw:layer="layout" svg:width="8.096cm" svg:height="2.384cm" svg:x="17.029cm" svg:y="4.116cm">
          <draw:text-box>
            <text:p>Pernas: <text:s text:c="12"/>4 unidades</text:p>
            <text:p>Tampo: <text:tab/><text:tab/> <text:s text:c="5"/>1 unidade</text:p>
            <text:p>Parafusos: <text:s text:c="5"/>24 unidades</text:p>
          </draw:text-box>
        </draw:frame>
        <draw:frame draw:style-name="gr7" draw:text-style-name="P7" draw:layer="layout" svg:width="5cm" svg:height="2.301cm" svg:x="4.096cm" svg:y="1cm">
          <draw:text-box>
            <text:p text:style-name="P2"><text:span text:style-name="T1">Estoque</text:span></text:p>
          </draw:text-box>
        </draw:frame>
        <draw:frame draw:style-name="gr3" draw:text-style-name="P3" draw:layer="layout" svg:width="8.13cm" svg:height="2.384cm" svg:x="2cm" svg:y="3.801cm">
          <draw:text-box>
            <text:p>Pernas: <text:s text:c="14"/>1 unidade</text:p>
            <text:p>Tampo: <text:tab/><text:tab/> <text:s text:c="3"/>0 unidades</text:p>
            <text:p>Parafusos: <text:s text:c="7"/>2 unidades</text:p>
          </draw:text-box>
        </draw:frame>
        <draw:frame draw:style-name="gr3" draw:text-style-name="P3" draw:layer="layout" svg:width="3.601cm" svg:height="0.962cm" svg:x="19.125cm" svg:y="2.538cm">
          <draw:text-box>
            <text:p>145 Mesas</text:p>
          </draw:text-box>
        </draw:frame>
        <draw:frame draw:style-name="gr7" draw:text-style-name="P3" draw:layer="layout" svg:width="4.471cm" svg:height="2.301cm" svg:x="19.154cm" svg:y="1cm">
          <draw:text-box>
            <text:p><text:span text:style-name="T1">Pedido</text:span></text:p>
          </draw:text-box>
        </draw:frame>
        <draw:frame draw:style-name="gr3" draw:text-style-name="P3" draw:layer="layout" svg:width="8.088cm" svg:height="2.384cm" svg:x="8.5cm" svg:y="10.616cm">
          <draw:text-box>
            <text:p>Pernas: <text:s text:c="10"/>24 unidades</text:p>
            <text:p>Tampo: <text:tab/><text:tab/> <text:s/>15 unidades</text:p>
            <text:p>Parafusos: <text:s text:c="3"/>240 unidades</text:p>
          </draw:text-box>
        </draw:frame>
        <draw:frame draw:style-name="gr7" draw:text-style-name="P3" draw:layer="layout" svg:width="4.471cm" svg:height="2.301cm" svg:x="10.326cm" svg:y="8.901cm">
          <draw:text-box>
            <text:p><text:span text:style-name="T1">Produção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office:forms form:automatic-focus="false" form:apply-design-mode="false"/>
        <draw:frame draw:style-name="gr3" draw:text-style-name="P3" draw:layer="layout" svg:width="8.096cm" svg:height="2.384cm" svg:x="17.029cm" svg:y="3.616cm">
          <draw:text-box>
            <text:p>Pernas: <text:s text:c="12"/>4 unidades</text:p>
            <text:p>Tampo: <text:tab/><text:tab/> <text:s text:c="5"/>1 unidade</text:p>
            <text:p>Parafusos: <text:s text:c="5"/>24 unidades</text:p>
          </draw:text-box>
        </draw:frame>
        <draw:frame draw:style-name="gr7" draw:text-style-name="P7" draw:layer="layout" svg:width="5cm" svg:height="2.301cm" svg:x="4.096cm" svg:y="1cm">
          <draw:text-box>
            <text:p text:style-name="P2"><text:span text:style-name="T1">Estoque</text:span></text:p>
          </draw:text-box>
        </draw:frame>
        <draw:frame draw:style-name="gr3" draw:text-style-name="P3" draw:layer="layout" svg:width="8.13cm" svg:height="3.095cm" svg:x="2cm" svg:y="3.801cm">
          <draw:text-box>
            <text:p>Pernas: <text:s text:c="14"/>1 unidade</text:p>
            <text:p>Tampo: <text:tab/><text:tab/> <text:s text:c="3"/>0 unidades</text:p>
            <text:p>Parafusos: <text:s text:c="7"/>2 unidades</text:p>
            <text:p>Gavetas:<text:tab/> <text:s text:c="3"/>3 unidades</text:p>
          </draw:text-box>
        </draw:frame>
        <draw:frame draw:style-name="gr3" draw:text-style-name="P3" draw:layer="layout" svg:width="3.601cm" svg:height="0.962cm" svg:x="19.125cm" svg:y="2.538cm">
          <draw:text-box>
            <text:p>145 Mesas</text:p>
          </draw:text-box>
        </draw:frame>
        <draw:frame draw:style-name="gr8" draw:text-style-name="P3" draw:layer="layout" svg:width="4.471cm" svg:height="1.5cm" svg:x="19.154cm" svg:y="1cm">
          <draw:text-box>
            <text:p><text:span text:style-name="T1">Pedido</text:span></text:p>
          </draw:text-box>
        </draw:frame>
        <draw:frame draw:style-name="gr3" draw:text-style-name="P3" draw:layer="layout" svg:width="8.092cm" svg:height="3.095cm" svg:x="8.5cm" svg:y="10.616cm">
          <draw:text-box>
            <text:p>Pernas: <text:s text:c="10"/>24 unidades</text:p>
            <text:p>Tampo: <text:tab/><text:tab/> <text:s/>15 unidades</text:p>
            <text:p>Parafusos: <text:s text:c="3"/>240 unidades</text:p>
            <text:p>Gavetas: <text:s text:c="10"/>0 unidades</text:p>
          </draw:text-box>
        </draw:frame>
        <draw:frame draw:style-name="gr7" draw:text-style-name="P3" draw:layer="layout" svg:width="4.471cm" svg:height="2.301cm" svg:x="10.326cm" svg:y="8.901cm">
          <draw:text-box>
            <text:p><text:span text:style-name="T1">Produção</text:span></text:p>
          </draw:text-box>
        </draw:frame>
        <draw:frame draw:style-name="gr3" draw:text-style-name="P3" draw:layer="layout" svg:width="4.096cm" svg:height="0.962cm" svg:x="19cm" svg:y="6.038cm">
          <draw:text-box>
            <text:p>400 Gavetas</text:p>
          </draw:text-box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office:forms form:automatic-focus="false" form:apply-design-mode="false"/>
        <draw:frame draw:style-name="gr3" draw:text-style-name="P9" draw:layer="layout" svg:width="9.375cm" svg:height="6.401cm" svg:x="9.625cm" svg:y="4.5cm">
          <draw:text-box>
            <text:p text:style-name="P8">290 <text:s text:c="2"/>Mesas X</text:p>
            <text:p text:style-name="P8">132 <text:s text:c="2"/>Cadeiras Y</text:p>
            <text:p text:style-name="P8">78 <text:s text:c="4"/>Camas Z</text:p>
            <text:p text:style-name="P8">92 <text:s text:c="4"/>Armários A</text:p>
            <text:p text:style-name="P8">3 <text:s text:c="6"/>Tampos Mesa B</text:p>
            <text:p text:style-name="P8"/>
          </draw:text-box>
        </draw:frame>
        <draw:frame draw:style-name="gr9" draw:text-style-name="P11" draw:layer="layout" svg:width="11.5cm" svg:height="2.855cm" svg:x="10.2cm" svg:y="0.937cm">
          <draw:text-box>
            <text:p text:style-name="P10"><text:span text:style-name="T2">Pedido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office:forms form:automatic-focus="false" form:apply-design-mode="false"/>
        <draw:frame draw:style-name="gr3" draw:text-style-name="P13" draw:layer="layout" svg:width="4.426cm" svg:height="8.133cm" svg:x="12.074cm" svg:y="3.5cm">
          <draw:text-box>
            <text:p text:style-name="P12">?</text:p>
          </draw:text-box>
        </draw:frame>
        <presentation:notes draw:style-name="dp3">
          <draw:page-thumbnail draw:style-name="gr1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3T09:20:05.363000000</meta:creation-date>
    <dc:date>2024-11-24T10:09:37.555000000</dc:date>
    <meta:editing-duration>P1DT49M32S</meta:editing-duration>
    <meta:editing-cycles>2</meta:editing-cycles>
    <meta:generator>LibreOffice/7.6.5.2$Windows_X86_64 LibreOffice_project/38d5f62f85355c192ef5f1dd47c5c0c0c6d6598b</meta:generator>
    <meta:document-statistic meta:object-count="122"/>
  </office:meta>
</office:document-meta>
</file>